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11.6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93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PageStyle_5f_2D">
      <style:table-properties table:display="true" style:writing-mode="lr-tb"/>
    </style:style>
    <style:style style:name="ta2" style:family="table" style:master-page-name="PageStyle_5f_2D_20_Padding">
      <style:table-properties table:display="true" style:writing-mode="lr-tb"/>
    </style:style>
    <style:style style:name="ta3" style:family="table" style:master-page-name="PageStyle_5f_2D_20_Stride">
      <style:table-properties table:display="true" style:writing-mode="lr-tb"/>
    </style:style>
    <style:style style:name="ta4" style:family="table" style:master-page-name="PageStyle_5f_2D_20_Dilation">
      <style:table-properties table:display="true" style:writing-mode="lr-tb"/>
    </style:style>
    <style:style style:name="ta5" style:family="table" style:master-page-name="PageStyle_5f_2D_20_Multi-Input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4472c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ed7d3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70ad4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ackground-color="#8eaa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f4b0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ackground-color="#a8d0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d9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fbe4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4472c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ackground-color="#ed7d3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ackground-color="#70ad4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ackground-color="#8eaa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ackground-color="#d9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8" style:family="table-cell" style:parent-style-name="Default">
      <style:table-cell-properties fo:background-color="#ff3c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fo:background-color="#fff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ackground-color="#70ad4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8562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8562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4472c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f386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d9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f386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ackground-color="#ff3c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3c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4472c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fo:background-color="#fcd3c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fo:background-color="#5481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fo:background-color="#2f54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ext-properties fo:font-size="14pt" style:font-size-asian="14pt" style:font-size-complex="14pt"/>
    </style:style>
    <style:style style:name="ce92" style:family="table-cell" style:parent-style-name="Default">
      <style:table-cell-properties fo:wrap-option="no-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D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/>
          <table:table-cell table:style-name="ce42" office:value-type="string" calcext:value-type="string">
            <text:p>keras.layers.Conv2D(filters, kernel_size, strides=(1, 1), padding='valid', data_format=None, dilation_rate=(1, 1), activation=None, use_bias=True, kernel_initializer='glorot_uniform', bias_initializer='zeros', kernel_regularizer=None, bias_regularizer=None, activity_regularizer=None, kernel_constraint=None, bias_constraint=None)</text:p>
          </table:table-cell>
          <table:table-cell table:style-name="ce1" table:number-columns-repeated="6"/>
          <table:table-cell table:style-name="ce9" table:number-columns-repeated="9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conv = keras.layers.Conv2D(1, (3,3))</text:p>
          </table:table-cell>
          <table:table-cell table:style-name="ce1" table:number-columns-repeated="6"/>
          <table:table-cell table:style-name="ce9" table:number-columns-repeated="9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 table:number-columns-repeated="8"/>
          <table:table-cell table:style-name="ce9" table:number-columns-repeated="9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44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 table:style-name="ce1" table:number-columns-repeated="3"/>
          <table:table-cell table:style-name="ce44" office:value-type="string" calcext:value-type="string" table:number-columns-spanned="3" table:number-rows-spanned="1">
            <text:p>Kernel</text:p>
          </table:table-cell>
          <table:covered-table-cell table:number-columns-repeated="2"/>
          <table:table-cell table:style-name="ce1" table:number-columns-repeated="2"/>
          <table:table-cell table:style-name="ce44" office:value-type="string" calcext:value-type="string" table:number-columns-spanned="4" table:number-rows-spanned="1">
            <text:p>Output</text:p>
          </table:table-cell>
          <table:covered-table-cell table:number-columns-repeated="3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4"/>
          <table:table-cell table:style-name="ce1" table:number-columns-repeated="3"/>
          <table:table-cell table:style-name="ce4" table:number-columns-repeated="3"/>
          <table:table-cell table:style-name="ce1" table:number-columns-repeated="2"/>
          <table:table-cell table:style-name="ce4" table:number-columns-repeated="4"/>
          <table:table-cell table:style-name="ce1" table:number-columns-repeated="9"/>
          <table:table-cell table:number-columns-repeated="99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1" table:number-columns-repeated="2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2"/>
          <table:table-cell table:style-name="ce18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" table:number-columns-repeated="3"/>
          <table:table-cell table:style-name="ce19" table:formula="of:=[.B6]*[.$I$6]+[.C6]*[.$J$6]+[.D6]*[.$K$6]+[.B7]*[.$I$7]+[.C7]*[.$J$7]+[.D7]*[.$K$7]+[.B8]*[.$I$8]+[.C8]*[.$J$8]+[.D8]*[.$K$8]" office:value-type="float" office:value="23" calcext:value-type="float">
            <text:p>23</text:p>
          </table:table-cell>
          <table:table-cell table:style-name="ce8" table:formula="of:=[.C6]*[.$I$6]+[.D6]*[.$J$6]+[.E6]*[.$K$6]+[.C7]*[.$I$7]+[.D7]*[.$J$7]+[.E7]*[.$K$7]+[.C8]*[.$I$8]+[.D8]*[.$J$8]+[.E8]*[.$K$8]" office:value-type="float" office:value="22" calcext:value-type="float">
            <text:p>22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1" table:number-columns-repeated="2"/>
          <table:table-cell table:style-name="ce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3"/>
          <table:table-cell table:style-name="ce8" table:formula="of:=[.B7]*[.$I$6]+[.C7]*[.$J$6]+[.D7]*[.$K$6]+[.B8]*[.$I$7]+[.C8]*[.$J$7]+[.D8]*[.$K$7]+[.B9]*[.$I$8]+[.C9]*[.$J$8]+[.D9]*[.$K$8]" office:value-type="float" office:value="31" calcext:value-type="float">
            <text:p>31</text:p>
          </table:table-cell>
          <table:table-cell table:style-name="ce8" table:formula="of:=[.C7]*[.$I$6]+[.D7]*[.$J$6]+[.E7]*[.$K$6]+[.C8]*[.$I$7]+[.D8]*[.$J$7]+[.E8]*[.$K$7]+[.C9]*[.$I$8]+[.D9]*[.$J$8]+[.E9]*[.$K$8]" office:value-type="float" office:value="26" calcext:value-type="float">
            <text:p>26</text:p>
          </table:table-cell>
          <table:table-cell table:style-name="ce1" table:number-columns-repeated="10"/>
          <table:table-cell table:number-columns-repeated="998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9"/>
          <table:table-cell table:style-name="ce1" table:number-columns-repeated="8"/>
          <table:table-cell table:style-name="ce9" table:number-columns-repeated="3"/>
          <table:table-cell table:style-name="ce1" table:number-columns-repeated="9"/>
          <table:table-cell table:number-columns-repeated="998"/>
        </table:table-row>
        <table:table-row table:style-name="ro1" table:number-rows-repeated="2">
          <table:table-cell table:style-name="ce1"/>
          <table:table-cell table:style-name="ce9" table:number-columns-repeated="5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"/>
          <table:table-cell table:style-name="ce9" table:number-columns-repeated="2"/>
          <table:table-cell table:style-name="ce1" table:number-columns-repeated="20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1" table:number-columns-repeated="4"/>
          <table:table-cell table:style-name="ce1" table:number-columns-repeated="21"/>
          <table:table-cell table:number-columns-repeated="998"/>
        </table:table-row>
        <table:table-row table:style-name="ro1" table:number-rows-repeated="985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D Padding" table:style-name="ta2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table:number-columns-repeated="9"/>
          <table:table-cell table:style-name="ce9" table:number-columns-repeated="9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conv = keras.layers.Conv2D(1, (3,3),padding=’same’)</text:p>
          </table:table-cell>
          <table:table-cell table:style-name="ce1" table:number-columns-repeated="7"/>
          <table:table-cell table:style-name="ce9" table:number-columns-repeated="9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9" table:number-columns-repeated="9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4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 table:style-name="ce1" table:number-columns-repeated="3"/>
          <table:table-cell table:style-name="ce44" office:value-type="string" calcext:value-type="string" table:number-columns-spanned="3" table:number-rows-spanned="1">
            <text:p>Kernel</text:p>
          </table:table-cell>
          <table:covered-table-cell table:number-columns-repeated="2"/>
          <table:table-cell table:style-name="ce1" table:number-columns-repeated="2"/>
          <table:table-cell table:style-name="ce44" office:value-type="string" calcext:value-type="string" table:number-columns-spanned="4" table:number-rows-spanned="1">
            <text:p>Output</text:p>
          </table:table-cell>
          <table:covered-table-cell table:number-columns-repeated="3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4" table:number-columns-repeated="4"/>
          <table:table-cell table:style-name="ce1" table:number-columns-repeated="3"/>
          <table:table-cell table:style-name="ce4" table:number-columns-repeated="3"/>
          <table:table-cell table:style-name="ce1" table:number-columns-repeated="2"/>
          <table:table-cell table:style-name="ce4" table:number-columns-repeated="4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2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table:number-columns-repeated="2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2"/>
          <table:table-cell table:style-name="ce19" table:formula="of:=[.B6]*[.$J$7]+[.C6]*[.$K$7]+[.D6]*[.$L$7]+[.B7]*[.$J$8]+[.C7]*[.$K$8]+[.D7]*[.$L$8]+[.B8]*[.$J$9]+[.C8]*[.$K$9]+[.D8]*[.$L$9]" office:value-type="float" office:value="8" calcext:value-type="float">
            <text:p>8</text:p>
          </table:table-cell>
          <table:table-cell table:style-name="ce8" table:formula="of:=[.C6]*[.$J$7]+[.D6]*[.$K$7]+[.E6]*[.$L$7]+[.C7]*[.$J$8]+[.D7]*[.$K$8]+[.E7]*[.$L$8]+[.C8]*[.$J$9]+[.D8]*[.$K$9]+[.E8]*[.$L$9]" office:value-type="float" office:value="14" calcext:value-type="float">
            <text:p>14</text:p>
          </table:table-cell>
          <table:table-cell table:style-name="ce8" table:formula="of:=[.D6]*[.$J$7]+[.E6]*[.$K$7]+[.F6]*[.$L$7]+[.D7]*[.$J$8]+[.E7]*[.$K$8]+[.F7]*[.$L$8]+[.D8]*[.$J$9]+[.E8]*[.$K$9]+[.F8]*[.$L$9]" office:value-type="float" office:value="13" calcext:value-type="float">
            <text:p>13</text:p>
          </table:table-cell>
          <table:table-cell table:style-name="ce8" table:formula="of:=[.E6]*[.$J$7]+[.F6]*[.$K$7]+[.G6]*[.$L$7]+[.E7]*[.$J$8]+[.F7]*[.$K$8]+[.G7]*[.$L$8]+[.E8]*[.$J$9]+[.F8]*[.$K$9]+[.G8]*[.$L$9]" office:value-type="float" office:value="8" calcext:value-type="float">
            <text:p>8</text:p>
          </table:table-cell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2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table:number-columns-repeated="2"/>
          <table:table-cell table:style-name="ce6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" table:number-columns-repeated="2"/>
          <table:table-cell table:style-name="ce8" table:formula="of:=[.B7]*[.$J$7]+[.C7]*[.$K$7]+[.D7]*[.$L$7]+[.B8]*[.$J$8]+[.C8]*[.$K$8]+[.D8]*[.$L$8]+[.B9]*[.$J$9]+[.C9]*[.$K$9]+[.D9]*[.$L$9]" office:value-type="float" office:value="16" calcext:value-type="float">
            <text:p>16</text:p>
          </table:table-cell>
          <table:table-cell table:style-name="ce8" table:formula="of:=[.C7]*[.$J$7]+[.D7]*[.$K$7]+[.E7]*[.$L$7]+[.C8]*[.$J$8]+[.D8]*[.$K$8]+[.E8]*[.$L$8]+[.C9]*[.$J$9]+[.D9]*[.$K$9]+[.E9]*[.$L$9]" office:value-type="float" office:value="23" calcext:value-type="float">
            <text:p>23</text:p>
          </table:table-cell>
          <table:table-cell table:style-name="ce8" table:formula="of:=[.D7]*[.$J$7]+[.E7]*[.$K$7]+[.F7]*[.$L$7]+[.D8]*[.$J$8]+[.E8]*[.$K$8]+[.F8]*[.$L$8]+[.D9]*[.$J$9]+[.E9]*[.$K$9]+[.F9]*[.$L$9]" office:value-type="float" office:value="22" calcext:value-type="float">
            <text:p>22</text:p>
          </table:table-cell>
          <table:table-cell table:style-name="ce8" table:formula="of:=[.E7]*[.$J$7]+[.F7]*[.$K$7]+[.G7]*[.$L$7]+[.E8]*[.$J$8]+[.F8]*[.$K$8]+[.G8]*[.$L$8]+[.E9]*[.$J$9]+[.F9]*[.$K$9]+[.G9]*[.$L$9]" office:value-type="float" office:value="10" calcext:value-type="float">
            <text:p>10</text:p>
          </table:table-cell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" table:number-columns-repeated="2"/>
          <table:table-cell table:style-name="ce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2"/>
          <table:table-cell table:style-name="ce8" table:formula="of:=[.B8]*[.$J$7]+[.C8]*[.$K$7]+[.D8]*[.$L$7]+[.B9]*[.$J$8]+[.C9]*[.$K$8]+[.D9]*[.$L$8]+[.B10]*[.$J$9]+[.C10]*[.$K$9]+[.D10]*[.$L$9]" office:value-type="float" office:value="20" calcext:value-type="float">
            <text:p>20</text:p>
          </table:table-cell>
          <table:table-cell table:style-name="ce8" table:formula="of:=[.C8]*[.$J$7]+[.D8]*[.$K$7]+[.E8]*[.$L$7]+[.C9]*[.$J$8]+[.D9]*[.$K$8]+[.E9]*[.$L$8]+[.C10]*[.$J$9]+[.D10]*[.$K$9]+[.E10]*[.$L$9]" office:value-type="float" office:value="31" calcext:value-type="float">
            <text:p>31</text:p>
          </table:table-cell>
          <table:table-cell table:style-name="ce8" table:formula="of:=[.D8]*[.$J$7]+[.E8]*[.$K$7]+[.F8]*[.$L$7]+[.D9]*[.$J$8]+[.E9]*[.$K$8]+[.F9]*[.$L$8]+[.D10]*[.$J$9]+[.E10]*[.$K$9]+[.F10]*[.$L$9]" office:value-type="float" office:value="26" calcext:value-type="float">
            <text:p>26</text:p>
          </table:table-cell>
          <table:table-cell table:style-name="ce8" table:formula="of:=[.E8]*[.$J$7]+[.F8]*[.$K$7]+[.G8]*[.$L$7]+[.E9]*[.$J$8]+[.F9]*[.$K$8]+[.G9]*[.$L$8]+[.E10]*[.$J$9]+[.F10]*[.$K$9]+[.G10]*[.$L$9]" office:value-type="float" office:value="17" calcext:value-type="float">
            <text:p>17</text:p>
          </table:table-cell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1" table:number-columns-repeated="7"/>
          <table:table-cell table:style-name="ce8" table:formula="of:=[.B9]*[.$J$7]+[.C9]*[.$K$7]+[.D9]*[.$L$7]+[.B10]*[.$J$8]+[.C10]*[.$K$8]+[.D10]*[.$L$8]+[.B11]*[.$J$9]+[.C11]*[.$K$9]+[.D11]*[.$L$9]" office:value-type="float" office:value="10" calcext:value-type="float">
            <text:p>10</text:p>
          </table:table-cell>
          <table:table-cell table:style-name="ce8" table:formula="of:=[.C9]*[.$J$7]+[.D9]*[.$K$7]+[.E9]*[.$L$7]+[.C10]*[.$J$8]+[.D10]*[.$K$8]+[.E10]*[.$L$8]+[.C11]*[.$J$9]+[.D11]*[.$K$9]+[.E11]*[.$L$9]" office:value-type="float" office:value="9" calcext:value-type="float">
            <text:p>9</text:p>
          </table:table-cell>
          <table:table-cell table:style-name="ce8" table:formula="of:=[.D9]*[.$J$7]+[.E9]*[.$K$7]+[.F9]*[.$L$7]+[.D10]*[.$J$8]+[.E10]*[.$K$8]+[.F10]*[.$L$8]+[.D11]*[.$J$9]+[.E11]*[.$K$9]+[.F11]*[.$L$9]" office:value-type="float" office:value="15" calcext:value-type="float">
            <text:p>15</text:p>
          </table:table-cell>
          <table:table-cell table:style-name="ce8" table:formula="of:=[.E9]*[.$J$7]+[.F9]*[.$K$7]+[.G9]*[.$L$7]+[.E10]*[.$J$8]+[.F10]*[.$K$8]+[.G10]*[.$L$8]+[.E11]*[.$J$9]+[.F11]*[.$K$9]+[.G11]*[.$L$9]" office:value-type="float" office:value="10" calcext:value-type="float">
            <text:p>10</text:p>
          </table:table-cell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number-columns-repeated="6" table:style-name="ce9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65" office:value-type="string" calcext:value-type="string">
            <text:p>Padding = ‘valid’ =&gt; no padd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65" office:value-type="string" calcext:value-type="string">
            <text:p>Padding = ‘same’ =&gt; output shape = input shape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86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D Stride" table:style-name="ta3"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table:number-columns-repeated="7"/>
          <table:table-cell table:style-name="ce11"/>
          <table:table-cell table:style-name="ce1"/>
          <table:table-cell table:style-name="ce9" table:number-columns-repeated="9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conv = keras.layers.Conv2D(1, (3,3),strides = (2,2))</text:p>
          </table:table-cell>
          <table:table-cell table:style-name="ce1" table:number-columns-repeated="5"/>
          <table:table-cell table:style-name="ce11"/>
          <table:table-cell table:style-name="ce1"/>
          <table:table-cell table:style-name="ce9" table:number-columns-repeated="9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1"/>
          <table:table-cell table:style-name="ce1"/>
          <table:table-cell table:style-name="ce9" table:number-columns-repeated="9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44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 table:style-name="ce1" table:number-columns-repeated="2"/>
          <table:table-cell table:style-name="ce11"/>
          <table:table-cell table:style-name="ce1"/>
          <table:table-cell table:style-name="ce44" office:value-type="string" calcext:value-type="string" table:number-columns-spanned="3" table:number-rows-spanned="1">
            <text:p>Kernel</text:p>
          </table:table-cell>
          <table:covered-table-cell table:number-columns-repeated="2"/>
          <table:table-cell table:style-name="ce1" table:number-columns-repeated="2"/>
          <table:table-cell table:style-name="ce44" office:value-type="string" calcext:value-type="string" table:number-columns-spanned="5" table:number-rows-spanned="1">
            <text:p>Expanded Output</text:p>
          </table:table-cell>
          <table:covered-table-cell table:number-columns-repeated="4"/>
          <table:table-cell table:style-name="ce1"/>
          <table:table-cell table:style-name="ce44" office:value-type="string" calcext:value-type="string" table:number-columns-spanned="4" table:number-rows-spanned="1">
            <text:p>Output</text:p>
          </table:table-cell>
          <table:covered-table-cell table:number-columns-repeated="3"/>
          <table:table-cell table:style-name="ce25"/>
          <table:table-cell table:style-name="ce1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4"/>
          <table:table-cell table:style-name="ce1" table:number-columns-repeated="2"/>
          <table:table-cell table:style-name="ce11"/>
          <table:table-cell table:style-name="ce1"/>
          <table:table-cell table:style-name="ce4" table:number-columns-repeated="3"/>
          <table:table-cell table:style-name="ce1" table:number-columns-repeated="2"/>
          <table:table-cell table:style-name="ce4" table:number-columns-repeated="4"/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11"/>
          <table:table-cell table:style-name="ce1" table:number-columns-repeated="6"/>
          <table:table-cell table:style-name="ce18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11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3"/>
          <table:table-cell table:style-name="ce19" table:formula="of:=[.B6]*[.$J$7]+[.C6]*[.$K$7]+[.D6]*[.$L$7]+[.B7]*[.$J$8]+[.C7]*[.$K$8]+[.D7]*[.$L$8]+[.B8]*[.$J$9]+[.C8]*[.$K$9]+[.D8]*[.$L$9]" office:value-type="float" office:value="23" calcext:value-type="float">
            <text:p>23</text:p>
          </table:table-cell>
          <table:table-cell table:style-name="ce1"/>
          <table:table-cell table:style-name="ce8" table:formula="of:=[.D6]*[.$J$7]+[.E6]*[.$K$7]+[.F6]*[.$L$7]+[.D7]*[.$J$8]+[.E7]*[.$K$8]+[.F7]*[.$L$8]+[.D8]*[.$J$9]+[.E8]*[.$K$9]+[.F8]*[.$L$9]" office:value-type="float" office:value="18" calcext:value-type="float">
            <text:p>18</text:p>
          </table:table-cell>
          <table:table-cell table:style-name="ce1" table:number-columns-repeated="3"/>
          <table:table-cell table:style-name="ce8" table:formula="of:=[.P7]" office:value-type="float" office:value="23" calcext:value-type="float">
            <text:p>23</text:p>
          </table:table-cell>
          <table:table-cell table:style-name="ce8" table:formula="of:=[.R7]" office:value-type="float" office:value="18" calcext:value-type="float">
            <text:p>18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"/>
          <table:table-cell table:style-name="ce11"/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" table:number-columns-repeated="9"/>
          <table:table-cell table:style-name="ce8" table:formula="of:=[.P9]" office:value-type="float" office:value="18" calcext:value-type="float">
            <text:p>18</text:p>
          </table:table-cell>
          <table:table-cell table:style-name="ce8" table:formula="of:=[.R9]" office:value-type="float" office:value="21" calcext:value-type="float">
            <text:p>21</text:p>
          </table:table-cell>
          <table:table-cell table:style-name="ce1" table:number-columns-repeated="3"/>
          <table:table-cell table:number-columns-repeated="998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11"/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3"/>
          <table:table-cell table:style-name="ce8" table:formula="of:=[.B8]*[.$J$7]+[.C8]*[.$K$7]+[.D8]*[.$L$7]+[.B9]*[.$J$8]+[.C9]*[.$K$8]+[.D9]*[.$L$8]+[.B10]*[.$J$9]+[.C10]*[.$K$9]+[.D10]*[.$L$9]" office:value-type="float" office:value="18" calcext:value-type="float">
            <text:p>18</text:p>
          </table:table-cell>
          <table:table-cell table:style-name="ce1"/>
          <table:table-cell table:style-name="ce8" table:formula="of:=[.D8]*[.$J$7]+[.E8]*[.$K$7]+[.F8]*[.$L$7]+[.D9]*[.$J$8]+[.E9]*[.$K$8]+[.F9]*[.$L$8]+[.D10]*[.$J$9]+[.E10]*[.$K$9]+[.F10]*[.$L$9]" office:value-type="float" office:value="21" calcext:value-type="float">
            <text:p>21</text:p>
          </table:table-cell>
          <table:table-cell table:style-name="ce1"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"/>
          <table:table-cell table:style-name="ce11"/>
          <table:table-cell table:style-name="ce1" table:number-columns-repeated="18"/>
          <table:table-cell table:number-columns-repeated="998"/>
        </table:table-row>
        <table:table-row table:style-name="ro1" table:number-rows-repeated="2">
          <table:table-cell table:style-name="ce1" table:number-columns-repeated="7"/>
          <table:table-cell table:style-name="ce11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66"/>
          <table:table-cell table:style-name="ce1" table:number-columns-repeated="5"/>
          <table:table-cell table:style-name="ce11"/>
          <table:table-cell table:style-name="ce1" table:number-columns-repeated="18"/>
          <table:table-cell table:number-columns-repeated="998"/>
        </table:table-row>
        <table:table-row table:style-name="ro1" table:number-rows-repeated="987">
          <table:table-cell table:style-name="ce1" table:number-columns-repeated="7"/>
          <table:table-cell table:style-name="ce11"/>
          <table:table-cell table:style-name="ce1" table:number-columns-repeated="18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D Dilation" table:style-name="ta4">
        <office:forms form:automatic-focus="false" form:apply-design-mode="false"/>
        <table:table-column table:style-name="co1" table:number-columns-repeated="27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2"/>
          <table:table-cell table:style-name="ce1" table:number-columns-repeated="5"/>
          <table:table-cell table:style-name="ce11" table:number-columns-repeated="3"/>
          <table:table-cell table:style-name="ce1"/>
          <table:table-cell table:style-name="ce9" table:number-columns-repeated="9"/>
          <table:table-cell table:style-name="ce1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conv = keras.layers.Conv2D(1, (3,3),dilation_rate = (2,2))</text:p>
          </table:table-cell>
          <table:table-cell table:style-name="ce1" table:number-columns-repeated="5"/>
          <table:table-cell table:style-name="ce11" table:number-columns-repeated="3"/>
          <table:table-cell table:style-name="ce1"/>
          <table:table-cell table:style-name="ce9" table:number-columns-repeated="9"/>
          <table:table-cell table:style-name="ce1" table:number-columns-repeated="7"/>
          <table:table-cell table:number-columns-repeated="997"/>
        </table:table-row>
        <table:table-row table:style-name="ro1">
          <table:table-cell table:style-name="ce1" table:number-columns-repeated="7"/>
          <table:table-cell table:style-name="ce11" table:number-columns-repeated="3"/>
          <table:table-cell table:style-name="ce1"/>
          <table:table-cell table:style-name="ce9" table:number-columns-repeated="9"/>
          <table:table-cell table:style-name="ce1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44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 table:style-name="ce1" table:number-columns-repeated="2"/>
          <table:table-cell table:style-name="ce11" table:number-columns-repeated="3"/>
          <table:table-cell table:style-name="ce1"/>
          <table:table-cell table:style-name="ce44" office:value-type="string" calcext:value-type="string" table:number-columns-spanned="3" table:number-rows-spanned="1">
            <text:p>Kernel</text:p>
          </table:table-cell>
          <table:covered-table-cell table:number-columns-repeated="2"/>
          <table:table-cell table:style-name="ce1" table:number-columns-repeated="2"/>
          <table:table-cell table:style-name="ce44" office:value-type="string" calcext:value-type="string" table:number-columns-spanned="5" table:number-rows-spanned="1">
            <text:p>Output</text:p>
          </table:table-cell>
          <table:covered-table-cell table:number-columns-repeated="4"/>
          <table:table-cell table:style-name="ce1"/>
          <table:table-cell table:style-name="ce26" table:number-columns-repeated="4"/>
          <table:table-cell table:style-name="ce25"/>
          <table:table-cell table:number-columns-repeated="997"/>
        </table:table-row>
        <table:table-row table:style-name="ro1">
          <table:table-cell table:style-name="ce1"/>
          <table:table-cell table:style-name="ce4" table:number-columns-repeated="4"/>
          <table:table-cell table:style-name="ce1" table:number-columns-repeated="2"/>
          <table:table-cell table:style-name="ce11" table:number-columns-repeated="3"/>
          <table:table-cell table:style-name="ce1"/>
          <table:table-cell table:style-name="ce4" table:number-columns-repeated="3"/>
          <table:table-cell table:style-name="ce1" table:number-columns-repeated="2"/>
          <table:table-cell table:style-name="ce4" table:number-columns-repeated="4"/>
          <table:table-cell table:style-name="ce1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2"/>
          <table:table-cell table:style-name="ce1" table:number-columns-repeated="6"/>
          <table:table-cell table:style-name="ce18"/>
          <table:table-cell table:style-name="ce1" table:number-columns-repeated="10"/>
          <table:table-cell table:number-columns-repeated="997"/>
        </table:table-row>
        <table:table-row table:style-name="ro1">
          <table:table-cell table:style-name="ce1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number-columns-repeated="2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3"/>
          <table:table-cell table:style-name="ce19" table:formula="of:=[.B6]*[.$L$8]+[.D6]*[.$M$8]+[.F6]*[.$N$8]+[.B8]*[.$L$9]+[.D8]*[.$M$9]+[.F8]*[.$N$9]+[.B10]*[.$L$10]+[.D10]*[.$M$10]+[.F10]*[.$N$10]" office:value-type="float" office:value="21" calcext:value-type="float">
            <text:p>21</text:p>
          </table:table-cell>
          <table:table-cell table:style-name="ce8" table:formula="of:=[.C6]*[.$L$8]+[.E6]*[.$M$8]+[.G6]*[.$N$8]+[.C8]*[.$L$9]+[.E8]*[.$M$9]+[.G8]*[.$N$9]+[.C10]*[.$L$10]+[.E10]*[.$M$10]+[.G10]*[.$N$10]" office:value-type="float" office:value="26" calcext:value-type="float">
            <text:p>26</text:p>
          </table:table-cell>
          <table:table-cell table:style-name="ce8" table:formula="of:=[.D6]*[.$L$8]+[.F6]*[.$M$8]+[.H6]*[.$N$8]+[.D8]*[.$L$9]+[.F8]*[.$M$9]+[.H8]*[.$N$9]+[.D10]*[.$L$10]+[.F10]*[.$M$10]+[.H10]*[.$N$10]" office:value-type="float" office:value="16" calcext:value-type="float">
            <text:p>16</text:p>
          </table:table-cell>
          <table:table-cell table:style-name="ce1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2"/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" table:number-columns-repeated="3"/>
          <table:table-cell table:style-name="ce8" table:formula="of:=[.B7]*[.$L$8]+[.D7]*[.$M$8]+[.F7]*[.$N$8]+[.B9]*[.$L$9]+[.D9]*[.$M$9]+[.F9]*[.$N$9]+[.B11]*[.$L$10]+[.D11]*[.$M$10]+[.F11]*[.$N$10]" office:value-type="float" office:value="26" calcext:value-type="float">
            <text:p>26</text:p>
          </table:table-cell>
          <table:table-cell table:style-name="ce8" table:formula="of:=[.C7]*[.$L$8]+[.E7]*[.$M$8]+[.G7]*[.$N$8]+[.C9]*[.$L$9]+[.E9]*[.$M$9]+[.G9]*[.$N$9]+[.C11]*[.$L$10]+[.E11]*[.$M$10]+[.G11]*[.$N$10]" office:value-type="float" office:value="21" calcext:value-type="float">
            <text:p>21</text:p>
          </table:table-cell>
          <table:table-cell table:style-name="ce8" table:formula="of:=[.D7]*[.$L$8]+[.F7]*[.$M$8]+[.H7]*[.$N$8]+[.D9]*[.$L$9]+[.F9]*[.$M$9]+[.H9]*[.$N$9]+[.D11]*[.$L$10]+[.F11]*[.$M$10]+[.H11]*[.$N$10]" office:value-type="float" office:value="26" calcext:value-type="float">
            <text:p>26</text:p>
          </table:table-cell>
          <table:table-cell table:style-name="ce1" table:number-columns-repeated="7"/>
          <table:table-cell table:number-columns-repeated="997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2"/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3"/>
          <table:table-cell table:style-name="ce8" table:formula="of:=[.B8]*[.$L$8]+[.D8]*[.$M$8]+[.F8]*[.$N$8]+[.B10]*[.$L$9]+[.D10]*[.$M$9]+[.F10]*[.$N$9]+[.B12]*[.$L$10]+[.D12]*[.$M$10]+[.F12]*[.$N$10]" office:value-type="float" office:value="23" calcext:value-type="float">
            <text:p>23</text:p>
          </table:table-cell>
          <table:table-cell table:style-name="ce8" table:formula="of:=[.C8]*[.$L$8]+[.E8]*[.$M$8]+[.G8]*[.$N$8]+[.C10]*[.$L$9]+[.E10]*[.$M$9]+[.G10]*[.$N$9]+[.C12]*[.$L$10]+[.E12]*[.$M$10]+[.G12]*[.$N$10]" office:value-type="float" office:value="21" calcext:value-type="float">
            <text:p>21</text:p>
          </table:table-cell>
          <table:table-cell table:style-name="ce8" table:formula="of:=[.D8]*[.$L$8]+[.F8]*[.$M$8]+[.H8]*[.$N$8]+[.D10]*[.$L$9]+[.F10]*[.$M$9]+[.H10]*[.$N$9]+[.D12]*[.$L$10]+[.F12]*[.$M$10]+[.H12]*[.$N$10]" office:value-type="float" office:value="27" calcext:value-type="float">
            <text:p>27</text:p>
          </table:table-cell>
          <table:table-cell table:style-name="ce1" table:number-columns-repeated="7"/>
          <table:table-cell table:number-columns-repeated="997"/>
        </table:table-row>
        <table:table-row table:style-name="ro1">
          <table:table-cell table:style-name="ce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1" table:number-columns-repeated="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 table:number-columns-repeated="7"/>
          <table:table-cell table:style-name="ce11" table:number-columns-repeated="3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66"/>
          <table:table-cell table:style-name="ce1" table:number-columns-repeated="5"/>
          <table:table-cell table:style-name="ce11" table:number-columns-repeated="3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1"/>
          <table:table-cell table:style-name="ce66" office:value-type="string" calcext:value-type="string">
            <text:p>Do not use strides != 1 </text:p>
          </table:table-cell>
          <table:table-cell table:style-name="ce1" table:number-columns-repeated="5"/>
          <table:table-cell table:style-name="ce11" table:number-columns-repeated="3"/>
          <table:table-cell table:style-name="ce1" table:number-columns-repeated="17"/>
          <table:table-cell table:number-columns-repeated="997"/>
        </table:table-row>
        <table:table-row table:style-name="ro1" table:number-rows-repeated="985">
          <table:table-cell table:style-name="ce1" table:number-columns-repeated="7"/>
          <table:table-cell table:style-name="ce11" table:number-columns-repeated="3"/>
          <table:table-cell table:style-name="ce1" table:number-columns-repeated="1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D Multi-Input" table:style-name="ta5">
        <office:forms form:automatic-focus="false" form:apply-design-mode="false"/>
        <table:table-column table:style-name="co3" table:number-columns-repeated="34" table:default-cell-style-name="Default"/>
        <table:table-column table:style-name="co2" table:number-columns-repeated="982" table:default-cell-style-name="Default"/>
        <table:table-row table:style-name="ro1">
          <table:table-cell table:style-name="ce1" table:number-columns-repeated="9"/>
          <table:table-cell table:style-name="ce9" table:number-columns-repeated="8"/>
          <table:table-cell table:style-name="ce1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conv = keras.layers.Conv2D(2, (3,3))</text:p>
          </table:table-cell>
          <table:table-cell table:style-name="ce1" table:number-columns-repeated="7"/>
          <table:table-cell table:style-name="ce9" table:number-columns-repeated="8"/>
          <table:table-cell table:style-name="ce1"/>
          <table:table-cell table:number-columns-repeated="998"/>
        </table:table-row>
        <table:table-row table:style-name="ro1">
          <table:table-cell table:style-name="ce1"/>
          <table:table-cell table:style-name="ce27" office:value-type="string" calcext:value-type="string">
            <text:p>Shape inference will be used to determine `in_channels=3` automatically.</text:p>
          </table:table-cell>
          <table:table-cell table:style-name="ce1" table:number-columns-repeated="7"/>
          <table:table-cell table:style-name="ce9" table:number-columns-repeated="8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9" table:number-columns-repeated="8"/>
          <table:table-cell table:style-name="ce1"/>
          <table:table-cell table:number-columns-repeated="998"/>
        </table:table-row>
        <table:table-row table:style-name="ro1">
          <table:table-cell table:style-name="ce1"/>
          <table:table-cell table:style-name="ce44" office:value-type="string" calcext:value-type="string" table:number-columns-spanned="5" table:number-rows-spanned="1">
            <text:p>Input</text:p>
          </table:table-cell>
          <table:covered-table-cell table:number-columns-repeated="4"/>
          <table:table-cell table:style-name="ce1" table:number-columns-repeated="3"/>
          <table:table-cell table:style-name="ce44" office:value-type="string" calcext:value-type="string" table:number-columns-spanned="3" table:number-rows-spanned="1">
            <text:p>Kernel 1</text:p>
          </table:table-cell>
          <table:covered-table-cell table:number-columns-repeated="2"/>
          <table:table-cell table:style-name="ce1"/>
          <table:table-cell table:style-name="ce82" office:value-type="string" calcext:value-type="string">
            <text:p>Intermediate Output 1</text:p>
          </table:table-cell>
          <table:table-cell table:number-columns-repeated="5"/>
          <table:table-cell table:style-name="ce44" office:value-type="string" calcext:value-type="string" table:number-columns-spanned="3" table:number-rows-spanned="1">
            <text:p>Kernel 2</text:p>
          </table:table-cell>
          <table:covered-table-cell table:number-columns-repeated="2"/>
          <table:table-cell table:style-name="ce1"/>
          <table:table-cell table:style-name="ce82" office:value-type="string" calcext:value-type="string">
            <text:p>Intermediate Output 1</text:p>
          </table:table-cell>
          <table:table-cell table:number-columns-repeated="6"/>
          <table:table-cell table:style-name="ce1" table:number-columns-repeated="4"/>
          <table:table-cell table:number-columns-repeated="982"/>
        </table:table-row>
        <table:table-row table:style-name="ro1">
          <table:table-cell table:style-name="ce1"/>
          <table:table-cell table:style-name="ce4" table:number-columns-repeated="5"/>
          <table:table-cell table:style-name="ce1" table:number-columns-repeated="3"/>
          <table:table-cell table:style-name="ce4" table:number-columns-repeated="3"/>
          <table:table-cell table:style-name="ce1" table:number-columns-repeated="2"/>
          <table:table-cell table:style-name="ce4" table:number-columns-repeated="3"/>
          <table:table-cell table:style-name="ce1"/>
          <table:table-cell/>
          <table:table-cell table:style-name="ce4" table:number-columns-repeated="3"/>
          <table:table-cell table:style-name="ce1" table:number-columns-repeated="2"/>
          <table:table-cell table:style-name="ce4" table:number-columns-repeated="4"/>
          <table:table-cell table:style-name="ce1" table:number-columns-repeated="6"/>
          <table:table-cell table:number-columns-repeated="982"/>
        </table:table-row>
        <table:table-row table:style-name="ro1">
          <table:table-cell table:style-name="ce1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9"/>
          <table:table-cell table:style-name="ce1" table:number-columns-repeated="11"/>
          <table:table-cell/>
          <table:table-cell table:style-name="ce1" table:number-columns-repeated="5"/>
          <table:table-cell table:style-name="ce18"/>
          <table:table-cell table:style-name="ce1" table:number-columns-repeated="9"/>
          <table:table-cell table:number-columns-repeated="982"/>
        </table:table-row>
        <table:table-row table:style-name="ro1">
          <table:table-cell table:style-name="ce1"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9"/>
          <table:table-cell table:style-name="ce1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" table:number-columns-repeated="2"/>
          <table:table-cell table:style-name="ce37" table:formula="of:=[.B7]*[.$J$8]+[.C7]*[.$K$8]+[.D7]*[.$L$8]+[.B8]*[.$J$9]+[.C8]*[.$K$9]+[.D8]*[.$L$9]+[.B9]*[.$J$10]+[.C9]*[.$K$10]+[.D9]*[.$L$10]" office:value-type="float" office:value="7" calcext:value-type="float">
            <text:p>7</text:p>
          </table:table-cell>
          <table:table-cell table:style-name="ce84" table:formula="of:=[.C7]*[.$J$8]+[.D7]*[.$K$8]+[.E7]*[.$L$8]+[.C8]*[.$J$9]+[.D8]*[.$K$9]+[.E8]*[.$L$9]+[.C9]*[.$J$10]+[.D9]*[.$K$10]+[.E9]*[.$L$10]" office:value-type="float" office:value="5" calcext:value-type="float">
            <text:p>5</text:p>
          </table:table-cell>
          <table:table-cell table:style-name="ce84" table:formula="of:=[.D7]*[.$J$8]+[.E7]*[.$K$8]+[.F7]*[.$L$8]+[.D8]*[.$J$9]+[.E8]*[.$K$9]+[.F8]*[.$L$9]+[.D9]*[.$J$10]+[.E9]*[.$K$10]+[.F9]*[.$L$10]" office:value-type="float" office:value="3" calcext:value-type="float">
            <text:p>3</text:p>
          </table:table-cell>
          <table:table-cell table:style-name="ce1"/>
          <table:table-cell/>
          <table:table-cell table:number-columns-repeated="3" table:style-name="ce34" office:value-type="float" office:value="0" calcext:value-type="float">
            <text:p>0</text:p>
          </table:table-cell>
          <table:table-cell table:style-name="ce1" table:number-columns-repeated="3"/>
          <table:table-cell table:style-name="ce37" table:formula="of:=[.$T$8]*[.B7]+[.$U$8]*[.C7]+[.$V$8]*[.D7]+[.$T$9]*[.B8]+[.C8]*[.$U$9]+[.$V$9]*[.D8]+[.D9]*[.$V$10]+[.$U$10]*[.C9]+[.B9]*[.$T$10]" office:value-type="float" office:value="6" calcext:value-type="float">
            <text:p>6</text:p>
          </table:table-cell>
          <table:table-cell table:style-name="ce84" table:formula="of:=[.$T$8]*[.C7]+[.$U$8]*[.D7]+[.$V$8]*[.E7]+[.$T$9]*[.C8]+[.D8]*[.$U$9]+[.$V$9]*[.E8]+[.E9]*[.$V$10]+[.$U$10]*[.D9]+[.C9]*[.$T$10]" office:value-type="float" office:value="3" calcext:value-type="float">
            <text:p>3</text:p>
          </table:table-cell>
          <table:table-cell table:style-name="ce84" table:formula="of:=[.$T$8]*[.D7]+[.$U$8]*[.E7]+[.$V$8]*[.F7]+[.$T$9]*[.D8]+[.E8]*[.$U$9]+[.$V$9]*[.F8]+[.F9]*[.$V$10]+[.$U$10]*[.E9]+[.D9]*[.$T$10]" office:value-type="float" office:value="6" calcext:value-type="float">
            <text:p>6</text:p>
          </table:table-cell>
          <table:table-cell table:style-name="ce1" table:number-columns-repeated="6"/>
          <table:table-cell table:number-columns-repeated="982"/>
        </table:table-row>
        <table:table-row table:style-name="ro1">
          <table:table-cell table:style-name="ce1"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9"/>
          <table:table-cell table:style-name="ce1"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1" table:number-columns-repeated="2"/>
          <table:table-cell table:style-name="ce84" table:formula="of:=[.B8]*[.$J$8]+[.C8]*[.$K$8]+[.D8]*[.$L$8]+[.B9]*[.$J$9]+[.C9]*[.$K$9]+[.D9]*[.$L$9]+[.B10]*[.$J$10]+[.C10]*[.$K$10]+[.D10]*[.$L$10]" office:value-type="float" office:value="4" calcext:value-type="float">
            <text:p>4</text:p>
          </table:table-cell>
          <table:table-cell table:style-name="ce84" table:formula="of:=[.C8]*[.$J$8]+[.D8]*[.$K$8]+[.E8]*[.$L$8]+[.C9]*[.$J$9]+[.D9]*[.$K$9]+[.E9]*[.$L$9]+[.C10]*[.$J$10]+[.D10]*[.$K$10]+[.E10]*[.$L$10]" office:value-type="float" office:value="7" calcext:value-type="float">
            <text:p>7</text:p>
          </table:table-cell>
          <table:table-cell table:style-name="ce84" table:formula="of:=[.D8]*[.$J$8]+[.E8]*[.$K$8]+[.F8]*[.$L$8]+[.D9]*[.$J$9]+[.E9]*[.$K$9]+[.F9]*[.$L$9]+[.D10]*[.$J$10]+[.E10]*[.$K$10]+[.F10]*[.$L$10]" office:value-type="float" office:value="5" calcext:value-type="float">
            <text:p>5</text:p>
          </table:table-cell>
          <table:table-cell table:style-name="ce1"/>
          <table: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" table:number-columns-repeated="3"/>
          <table:table-cell table:style-name="ce84" table:formula="of:=[.$T$8]*[.B8]+[.$U$8]*[.C8]+[.$V$8]*[.D8]+[.$T$9]*[.B9]+[.C9]*[.$U$9]+[.$V$9]*[.D9]+[.D10]*[.$V$10]+[.$U$10]*[.C10]+[.B10]*[.$T$10]" office:value-type="float" office:value="7" calcext:value-type="float">
            <text:p>7</text:p>
          </table:table-cell>
          <table:table-cell table:style-name="ce84" table:formula="of:=[.$T$8]*[.C8]+[.$U$8]*[.D8]+[.$V$8]*[.E8]+[.$T$9]*[.C9]+[.D9]*[.$U$9]+[.$V$9]*[.E9]+[.E10]*[.$V$10]+[.$U$10]*[.D10]+[.C10]*[.$T$10]" office:value-type="float" office:value="6" calcext:value-type="float">
            <text:p>6</text:p>
          </table:table-cell>
          <table:table-cell table:style-name="ce84" table:formula="of:=[.$T$8]*[.D8]+[.$U$8]*[.E8]+[.$V$8]*[.F8]+[.$T$9]*[.D9]+[.E9]*[.$U$9]+[.$V$9]*[.F9]+[.F10]*[.$V$10]+[.$U$10]*[.E10]+[.D10]*[.$T$10]" office:value-type="float" office:value="3" calcext:value-type="float">
            <text:p>3</text:p>
          </table:table-cell>
          <table:table-cell table:style-name="ce1" table:number-columns-repeated="3"/>
          <table:table-cell table:style-name="ce44" office:value-type="string" calcext:value-type="string" table:number-columns-spanned="3" table:number-rows-spanned="1">
            <text:p>Output 1</text:p>
          </table:table-cell>
          <table:covered-table-cell table:number-columns-repeated="2"/>
          <table:table-cell table:number-columns-repeated="982"/>
        </table:table-row>
        <table:table-row table:style-name="ro1">
          <table:table-cell table:style-name="ce1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9"/>
          <table:table-cell table:style-name="ce1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1" table:number-columns-repeated="2"/>
          <table:table-cell table:style-name="ce84" table:formula="of:=[.B9]*[.$J$8]+[.C9]*[.$K$8]+[.D9]*[.$L$8]+[.B10]*[.$J$9]+[.C10]*[.$K$9]+[.D10]*[.$L$9]+[.B11]*[.$J$10]+[.C11]*[.$K$10]+[.D11]*[.$L$10]" office:value-type="float" office:value="7" calcext:value-type="float">
            <text:p>7</text:p>
          </table:table-cell>
          <table:table-cell table:style-name="ce84" table:formula="of:=[.C9]*[.$J$8]+[.D9]*[.$K$8]+[.E9]*[.$L$8]+[.C10]*[.$J$9]+[.D10]*[.$K$9]+[.E10]*[.$L$9]+[.C11]*[.$J$10]+[.D11]*[.$K$10]+[.E11]*[.$L$10]" office:value-type="float" office:value="2" calcext:value-type="float">
            <text:p>2</text:p>
          </table:table-cell>
          <table:table-cell table:style-name="ce84" table:formula="of:=[.D9]*[.$J$8]+[.E9]*[.$K$8]+[.F9]*[.$L$8]+[.D10]*[.$J$9]+[.E10]*[.$K$9]+[.F10]*[.$L$9]+[.D11]*[.$J$10]+[.E11]*[.$K$10]+[.F11]*[.$L$10]" office:value-type="float" office:value="8" calcext:value-type="float">
            <text:p>8</text:p>
          </table:table-cell>
          <table:table-cell table:style-name="ce1"/>
          <table:table-cell/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5" office:value-type="float" office:value="0" calcext:value-type="float">
            <text:p>0</text:p>
          </table:table-cell>
          <table:table-cell table:style-name="ce1" table:number-columns-repeated="3"/>
          <table:table-cell table:style-name="ce84" table:formula="of:=[.$T$8]*[.B9]+[.$U$8]*[.C9]+[.$V$8]*[.D9]+[.$T$9]*[.B10]+[.C10]*[.$U$9]+[.$V$9]*[.D10]+[.D11]*[.$V$10]+[.$U$10]*[.C11]+[.B11]*[.$T$10]" office:value-type="float" office:value="8" calcext:value-type="float">
            <text:p>8</text:p>
          </table:table-cell>
          <table:table-cell table:style-name="ce84" table:formula="of:=[.$T$8]*[.C9]+[.$U$8]*[.D9]+[.$V$8]*[.E9]+[.$T$9]*[.C10]+[.D10]*[.$U$9]+[.$V$9]*[.E10]+[.E11]*[.$V$10]+[.$U$10]*[.D11]+[.C11]*[.$T$10]" office:value-type="float" office:value="4" calcext:value-type="float">
            <text:p>4</text:p>
          </table:table-cell>
          <table:table-cell table:style-name="ce84" table:formula="of:=[.$T$8]*[.D9]+[.$U$8]*[.E9]+[.$V$8]*[.F9]+[.$T$9]*[.D10]+[.E10]*[.$U$9]+[.$V$9]*[.F10]+[.F11]*[.$V$10]+[.$U$10]*[.E11]+[.D11]*[.$T$10]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86"/>
        </table:table-row>
        <table:table-row table:style-name="ro1">
          <table:table-cell table:style-name="ce1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9"/>
          <table:table-cell table:style-name="ce1" table:number-columns-repeated="7"/>
          <table:table-cell table:style-name="ce9" table:number-columns-repeated="3"/>
          <table:table-cell table:style-name="ce1"/>
          <table:table-cell/>
          <table:table-cell table:style-name="ce1" table:number-columns-repeated="6"/>
          <table:table-cell table:style-name="ce9" table:number-columns-repeated="3"/>
          <table:table-cell table:style-name="ce1" table:number-columns-repeated="2"/>
          <table:table-cell/>
          <table:table-cell table:style-name="ce88" table:number-matrix-columns-spanned="3" table:number-matrix-rows-spanned="3" table:formula="of:=[.O8:.Q10]+[.O14:.Q16]+[.O20:.Q22]" office:value-type="float" office:value="19" calcext:value-type="float">
            <text:p>19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9" table:number-columns-repeated="6"/>
          <table:table-cell table:style-name="ce1" table:number-columns-repeated="11"/>
          <table:table-cell/>
          <table:table-cell table:style-name="ce1" table:number-columns-repeated="11"/>
          <table:table-cell/>
          <table:table-cell table:style-name="ce88" office:value-type="float" office:value="28" calcext:value-type="float">
            <text:p>28</text:p>
          </table:table-cell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" table:number-columns-repeated="12"/>
          <table:table-cell/>
          <table:table-cell table:style-name="ce1" table:number-columns-repeated="11"/>
          <table:table-cell/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1"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number-columns-repeated="2"/>
          <table:table-cell table:style-name="ce39" table:formula="of:=[.B13]*[.$J$14]+[.C13]*[.$K$14]+[.D13]*[.$L$14]+[.B14]*[.$J$15]+[.C14]*[.$K$15]+[.D14]*[.$L$15]+[.B15]*[.$J$16]+[.C15]*[.$K$16]+[.D15]*[.$L$16]" office:value-type="float" office:value="5" calcext:value-type="float">
            <text:p>5</text:p>
          </table:table-cell>
          <table:table-cell table:style-name="ce40" table:formula="of:=[.C13]*[.$J$14]+[.D13]*[.$K$14]+[.E13]*[.$L$14]+[.C14]*[.$J$15]+[.D14]*[.$K$15]+[.E14]*[.$L$15]+[.C15]*[.$J$16]+[.D15]*[.$K$16]+[.E15]*[.$L$16]" office:value-type="float" office:value="3" calcext:value-type="float">
            <text:p>3</text:p>
          </table:table-cell>
          <table:table-cell table:style-name="ce40" table:formula="of:=[.D13]*[.$J$14]+[.E13]*[.$K$14]+[.F13]*[.$L$14]+[.D14]*[.$J$15]+[.E14]*[.$K$15]+[.F14]*[.$L$15]+[.D15]*[.$J$16]+[.E15]*[.$K$16]+[.F15]*[.$L$16]" office:value-type="float" office:value="10" calcext:value-type="float">
            <text:p>10</text:p>
          </table:table-cell>
          <table:table-cell table:style-name="ce1"/>
          <table:table-cell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3"/>
          <table:table-cell table:style-name="ce39" table:formula="of:=[.$T$14]*[.B13]+[.C13]*[.$U$14]+[.$V$14]*[.D13]+[.D14]*[.$V$15]+[.$U$15]*[.C14]+[.B14]*[.$T$15]+[.$T$16]*[.B15]+[.C15]*[.$U$16]+[.$V$16]*[.D15]" office:value-type="float" office:value="11" calcext:value-type="float">
            <text:p>11</text:p>
          </table:table-cell>
          <table:table-cell table:style-name="ce40" table:formula="of:=[.$T$14]*[.C13]+[.D13]*[.$U$14]+[.$V$14]*[.E13]+[.E14]*[.$V$15]+[.$U$15]*[.D14]+[.C14]*[.$T$15]+[.$T$16]*[.C15]+[.D15]*[.$U$16]+[.$V$16]*[.E15]" office:value-type="float" office:value="8" calcext:value-type="float">
            <text:p>8</text:p>
          </table:table-cell>
          <table:table-cell table:style-name="ce40" table:formula="of:=[.$T$14]*[.D13]+[.E13]*[.$U$14]+[.$V$14]*[.F13]+[.F14]*[.$V$15]+[.$U$15]*[.E14]+[.D14]*[.$T$15]+[.$T$16]*[.D15]+[.E15]*[.$U$16]+[.$V$16]*[.F15]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86"/>
        </table:table-row>
        <table:table-row table:style-name="ro1">
          <table:table-cell table:style-name="ce1"/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3" table:style-name="ce7" office:value-type="float" office:value="0" calcext:value-type="float">
            <text:p>0</text:p>
          </table:table-cell>
          <table:table-cell table:style-name="ce1" table:number-columns-repeated="2"/>
          <table:table-cell table:style-name="ce40" table:formula="of:=[.B14]*[.$J$14]+[.C14]*[.$K$14]+[.D14]*[.$L$14]+[.B15]*[.$J$15]+[.C15]*[.$K$15]+[.D15]*[.$L$15]+[.B16]*[.$J$16]+[.C16]*[.$K$16]+[.D16]*[.$L$16]" office:value-type="float" office:value="13" calcext:value-type="float">
            <text:p>13</text:p>
          </table:table-cell>
          <table:table-cell table:style-name="ce40" table:formula="of:=[.C14]*[.$J$14]+[.D14]*[.$K$14]+[.E14]*[.$L$14]+[.C15]*[.$J$15]+[.D15]*[.$K$15]+[.E15]*[.$L$15]+[.C16]*[.$J$16]+[.D16]*[.$K$16]+[.E16]*[.$L$16]" office:value-type="float" office:value="1" calcext:value-type="float">
            <text:p>1</text:p>
          </table:table-cell>
          <table:table-cell table:style-name="ce40" table:formula="of:=[.D14]*[.$J$14]+[.E14]*[.$K$14]+[.F14]*[.$L$14]+[.D15]*[.$J$15]+[.E15]*[.$K$15]+[.F15]*[.$L$15]+[.D16]*[.$J$16]+[.E16]*[.$K$16]+[.F16]*[.$L$16]" office:value-type="float" office:value="13" calcext:value-type="float">
            <text:p>13</text:p>
          </table:table-cell>
          <table:table-cell table:style-name="ce1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number-columns-repeated="3"/>
          <table:table-cell table:style-name="ce40" table:formula="of:=[.$T$14]*[.B14]+[.C14]*[.$U$14]+[.$V$14]*[.D14]+[.D15]*[.$V$15]+[.$U$15]*[.C15]+[.B15]*[.$T$15]+[.$T$16]*[.B16]+[.C16]*[.$U$16]+[.$V$16]*[.D16]" office:value-type="float" office:value="6" calcext:value-type="float">
            <text:p>6</text:p>
          </table:table-cell>
          <table:table-cell table:style-name="ce40" table:formula="of:=[.$T$14]*[.C14]+[.D14]*[.$U$14]+[.$V$14]*[.E14]+[.E15]*[.$V$15]+[.$U$15]*[.D15]+[.C15]*[.$T$15]+[.$T$16]*[.C16]+[.D16]*[.$U$16]+[.$V$16]*[.E16]" office:value-type="float" office:value="16" calcext:value-type="float">
            <text:p>16</text:p>
          </table:table-cell>
          <table:table-cell table:style-name="ce40" table:formula="of:=[.$T$14]*[.D14]+[.E14]*[.$U$14]+[.$V$14]*[.F14]+[.F15]*[.$V$15]+[.$U$15]*[.E15]+[.D15]*[.$T$15]+[.$T$16]*[.D16]+[.E16]*[.$U$16]+[.$V$16]*[.F16]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6"/>
        </table:table-row>
        <table:table-row table:style-name="ro1">
          <table:table-cell table:style-name="ce1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"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number-columns-repeated="2"/>
          <table:table-cell table:style-name="ce40" table:formula="of:=[.B15]*[.$J$14]+[.C15]*[.$K$14]+[.D15]*[.$L$14]+[.B16]*[.$J$15]+[.C16]*[.$K$15]+[.D16]*[.$L$15]+[.B17]*[.$J$16]+[.C17]*[.$K$16]+[.D17]*[.$L$16]" office:value-type="float" office:value="7" calcext:value-type="float">
            <text:p>7</text:p>
          </table:table-cell>
          <table:table-cell table:style-name="ce40" table:formula="of:=[.C15]*[.$J$14]+[.D15]*[.$K$14]+[.E15]*[.$L$14]+[.C16]*[.$J$15]+[.D16]*[.$K$15]+[.E16]*[.$L$15]+[.C17]*[.$J$16]+[.D17]*[.$K$16]+[.E17]*[.$L$16]" office:value-type="float" office:value="12" calcext:value-type="float">
            <text:p>12</text:p>
          </table:table-cell>
          <table:table-cell table:style-name="ce40" table:formula="of:=[.D15]*[.$J$14]+[.E15]*[.$K$14]+[.F15]*[.$L$14]+[.D16]*[.$J$15]+[.E16]*[.$K$15]+[.F16]*[.$L$15]+[.D17]*[.$J$16]+[.E17]*[.$K$16]+[.F17]*[.$L$16]" office:value-type="float" office:value="11" calcext:value-type="float">
            <text:p>11</text:p>
          </table:table-cell>
          <table:table-cell table:style-name="ce1"/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" table:number-columns-repeated="3"/>
          <table:table-cell table:style-name="ce40" table:formula="of:=[.$T$14]*[.B15]+[.C15]*[.$U$14]+[.$V$14]*[.D15]+[.D16]*[.$V$15]+[.$U$15]*[.C16]+[.B16]*[.$T$15]+[.$T$16]*[.B17]+[.C17]*[.$U$16]+[.$V$16]*[.D17]" office:value-type="float" office:value="2" calcext:value-type="float">
            <text:p>2</text:p>
          </table:table-cell>
          <table:table-cell table:style-name="ce40" table:formula="of:=[.$T$14]*[.C15]+[.D15]*[.$U$14]+[.$V$14]*[.E15]+[.E16]*[.$V$15]+[.$U$15]*[.D16]+[.C16]*[.$T$15]+[.$T$16]*[.C17]+[.D17]*[.$U$16]+[.$V$16]*[.E17]" office:value-type="float" office:value="12" calcext:value-type="float">
            <text:p>12</text:p>
          </table:table-cell>
          <table:table-cell table:style-name="ce40" table:formula="of:=[.$T$14]*[.D15]+[.E15]*[.$U$14]+[.$V$14]*[.F15]+[.F16]*[.$V$15]+[.$U$15]*[.E16]+[.D16]*[.$T$15]+[.$T$16]*[.D17]+[.E17]*[.$U$16]+[.$V$16]*[.F17]" office:value-type="float" office:value="12" calcext:value-type="float">
            <text:p>12</text:p>
          </table:table-cell>
          <table:table-cell table:style-name="ce1" table:number-columns-repeated="3"/>
          <table:table-cell table:style-name="ce44" office:value-type="string" calcext:value-type="string" table:number-columns-spanned="3" table:number-rows-spanned="1">
            <text:p>Output 2</text:p>
          </table:table-cell>
          <table:covered-table-cell table:number-columns-repeated="2"/>
          <table:table-cell table:number-columns-repeated="982"/>
        </table:table-row>
        <table:table-row table:style-name="ro1">
          <table:table-cell table:style-name="ce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" table:number-columns-repeated="12"/>
          <table:table-cell/>
          <table:table-cell table:style-name="ce1" table:number-columns-repeated="14"/>
          <table:table-cell table:number-columns-repeated="983"/>
        </table:table-row>
        <table:table-row table:style-name="ro1">
          <table:table-cell table:style-name="ce1" table:number-columns-repeated="18"/>
          <table:table-cell/>
          <table:table-cell table:style-name="ce1" table:number-columns-repeated="12"/>
          <table:table-cell table:style-name="ce1" table:number-matrix-columns-spanned="3" table:number-matrix-rows-spanned="3" table:formula="of:=[.Z8:.AB10]+[.Z14:.AB16]+[.Z20:.AB22]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" table:number-columns-repeated="12"/>
          <table:table-cell/>
          <table:table-cell table:style-name="ce1" table:number-columns-repeated="1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82"/>
        </table:table-row>
        <table:table-row table:style-name="ro1">
          <table:table-cell table:style-name="ce1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1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" table:number-columns-repeated="2"/>
          <table:table-cell table:style-name="ce41" table:formula="of:=[.B19]*[.$J$20]+[.C19]*[.$K$20]+[.D19]*[.$L$20]+[.B20]*[.$J$21]+[.C20]*[.$K$21]+[.D20]*[.$L$21]+[.B21]*[.$J$22]+[.C21]*[.$K$22]+[.D21]*[.$L$22]" office:value-type="float" office:value="7" calcext:value-type="float">
            <text:p>7</text:p>
          </table:table-cell>
          <table:table-cell table:style-name="ce15" table:formula="of:=[.C19]*[.$J$20]+[.D19]*[.$K$20]+[.E19]*[.$L$20]+[.C20]*[.$J$21]+[.D20]*[.$K$21]+[.E20]*[.$L$21]+[.C21]*[.$J$22]+[.D21]*[.$K$22]+[.E21]*[.$L$22]" office:value-type="float" office:value="5" calcext:value-type="float">
            <text:p>5</text:p>
          </table:table-cell>
          <table:table-cell table:style-name="ce15" table:formula="of:=[.D19]*[.$J$20]+[.E19]*[.$K$20]+[.F19]*[.$L$20]+[.D20]*[.$J$21]+[.E20]*[.$K$21]+[.F20]*[.$L$21]+[.D21]*[.$J$22]+[.E21]*[.$K$22]+[.F21]*[.$L$22]" office:value-type="float" office:value="2" calcext:value-type="float">
            <text:p>2</text:p>
          </table:table-cell>
          <table:table-cell table:style-name="ce1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" table:number-columns-repeated="3"/>
          <table:table-cell table:style-name="ce41" table:formula="of:=[.$T$20]*[.B19]+[.C19]*[.$U$20]+[.$V$20]*[.D19]+[.D20]*[.$V$21]+[.$U$21]*[.C20]+[.B20]*[.$T$21]+[.$T$22]*[.B21]+[.C21]*[.$U$22]+[.$V$22]*[.D21]" office:value-type="float" office:value="5" calcext:value-type="float">
            <text:p>5</text:p>
          </table:table-cell>
          <table:table-cell table:style-name="ce15" table:formula="of:=[.$T$20]*[.C19]+[.D19]*[.$U$20]+[.$V$20]*[.E19]+[.E20]*[.$V$21]+[.$U$21]*[.D20]+[.C20]*[.$T$21]+[.$T$22]*[.C21]+[.D21]*[.$U$22]+[.$V$22]*[.E21]" office:value-type="float" office:value="6" calcext:value-type="float">
            <text:p>6</text:p>
          </table:table-cell>
          <table:table-cell table:style-name="ce15" table:formula="of:=[.$T$20]*[.D19]+[.E19]*[.$U$20]+[.$V$20]*[.F19]+[.F20]*[.$V$21]+[.$U$21]*[.E20]+[.D20]*[.$T$21]+[.$T$22]*[.D21]+[.E21]*[.$U$22]+[.$V$22]*[.F21]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" table:number-columns-repeated="2"/>
          <table:table-cell table:style-name="ce15" table:formula="of:=[.B20]*[.$J$20]+[.C20]*[.$K$20]+[.D20]*[.$L$20]+[.B21]*[.$J$21]+[.C21]*[.$K$21]+[.D21]*[.$L$21]+[.B22]*[.$J$22]+[.C22]*[.$K$22]+[.D22]*[.$L$22]" office:value-type="float" office:value="11" calcext:value-type="float">
            <text:p>11</text:p>
          </table:table-cell>
          <table:table-cell table:style-name="ce15" table:formula="of:=[.C20]*[.$J$20]+[.D20]*[.$K$20]+[.E20]*[.$L$20]+[.C21]*[.$J$21]+[.D21]*[.$K$21]+[.E21]*[.$L$21]+[.C22]*[.$J$22]+[.D22]*[.$K$22]+[.E22]*[.$L$22]" office:value-type="float" office:value="8" calcext:value-type="float">
            <text:p>8</text:p>
          </table:table-cell>
          <table:table-cell table:style-name="ce15" table:formula="of:=[.D20]*[.$J$20]+[.E20]*[.$K$20]+[.F20]*[.$L$20]+[.D21]*[.$J$21]+[.E21]*[.$K$21]+[.F21]*[.$L$21]+[.D22]*[.$J$22]+[.E22]*[.$K$22]+[.F22]*[.$L$22]" office:value-type="float" office:value="2" calcext:value-type="float">
            <text:p>2</text:p>
          </table:table-cell>
          <table:table-cell table:style-name="ce1"/>
          <table:table-cell/>
          <table:table-cell table:number-columns-repeated="3" table:style-name="ce5" office:value-type="float" office:value="0" calcext:value-type="float">
            <text:p>0</text:p>
          </table:table-cell>
          <table:table-cell table:style-name="ce1" table:number-columns-repeated="3"/>
          <table:table-cell table:style-name="ce15" table:formula="of:=[.$T$20]*[.B20]+[.C20]*[.$U$20]+[.$V$20]*[.D20]+[.D21]*[.$V$21]+[.$U$21]*[.C21]+[.B21]*[.$T$21]+[.$T$22]*[.B22]+[.C22]*[.$U$22]+[.$V$22]*[.D22]" office:value-type="float" office:value="6" calcext:value-type="float">
            <text:p>6</text:p>
          </table:table-cell>
          <table:table-cell table:style-name="ce15" table:formula="of:=[.$T$20]*[.C20]+[.D20]*[.$U$20]+[.$V$20]*[.E20]+[.E21]*[.$V$21]+[.$U$21]*[.D21]+[.C21]*[.$T$21]+[.$T$22]*[.C22]+[.D22]*[.$U$22]+[.$V$22]*[.E22]" office:value-type="float" office:value="10" calcext:value-type="float">
            <text:p>10</text:p>
          </table:table-cell>
          <table:table-cell table:style-name="ce15" table:formula="of:=[.$T$20]*[.D20]+[.E20]*[.$U$20]+[.$V$20]*[.F20]+[.F21]*[.$V$21]+[.$U$21]*[.E21]+[.D21]*[.$T$21]+[.$T$22]*[.D22]+[.E22]*[.$U$22]+[.$V$22]*[.F22]" office:value-type="float" office:value="9" calcext:value-type="float">
            <text:p>9</text:p>
          </table:table-cell>
          <table:table-cell table:style-name="ce1" table:number-columns-repeated="6"/>
          <table:table-cell table:number-columns-repeated="982"/>
        </table:table-row>
        <table:table-row table:style-name="ro1">
          <table:table-cell table:style-name="ce1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1" table:number-columns-repeated="2"/>
          <table:table-cell table:style-name="ce15" table:formula="of:=[.B21]*[.$J$20]+[.C21]*[.$K$20]+[.D21]*[.$L$20]+[.B22]*[.$J$21]+[.C22]*[.$K$21]+[.D22]*[.$L$21]+[.B23]*[.$J$22]+[.C23]*[.$K$22]+[.D23]*[.$L$22]" office:value-type="float" office:value="9" calcext:value-type="float">
            <text:p>9</text:p>
          </table:table-cell>
          <table:table-cell table:style-name="ce15" table:formula="of:=[.C21]*[.$J$20]+[.D21]*[.$K$20]+[.E21]*[.$L$20]+[.C22]*[.$J$21]+[.D22]*[.$K$21]+[.E22]*[.$L$21]+[.C23]*[.$J$22]+[.D23]*[.$K$22]+[.E23]*[.$L$22]" office:value-type="float" office:value="4" calcext:value-type="float">
            <text:p>4</text:p>
          </table:table-cell>
          <table:table-cell table:style-name="ce15" table:formula="of:=[.D21]*[.$J$20]+[.E21]*[.$K$20]+[.F21]*[.$L$20]+[.D22]*[.$J$21]+[.E22]*[.$K$21]+[.F22]*[.$L$21]+[.D23]*[.$J$22]+[.E23]*[.$K$22]+[.F23]*[.$L$22]" office:value-type="float" office:value="6" calcext:value-type="float">
            <text:p>6</text:p>
          </table:table-cell>
          <table:table-cell table:style-name="ce1"/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1" table:number-columns-repeated="3"/>
          <table:table-cell table:style-name="ce15" table:formula="of:=[.$T$20]*[.B21]+[.C21]*[.$U$20]+[.$V$20]*[.D21]+[.D22]*[.$V$21]+[.$U$21]*[.C22]+[.B22]*[.$T$21]+[.$T$22]*[.B23]+[.C23]*[.$U$22]+[.$V$22]*[.D23]" office:value-type="float" office:value="4" calcext:value-type="float">
            <text:p>4</text:p>
          </table:table-cell>
          <table:table-cell table:style-name="ce15" table:formula="of:=[.$T$20]*[.C21]+[.D21]*[.$U$20]+[.$V$20]*[.E21]+[.E22]*[.$V$21]+[.$U$21]*[.D22]+[.C22]*[.$T$21]+[.$T$22]*[.C23]+[.D23]*[.$U$22]+[.$V$22]*[.E23]" office:value-type="float" office:value="5" calcext:value-type="float">
            <text:p>5</text:p>
          </table:table-cell>
          <table:table-cell table:style-name="ce15" table:formula="of:=[.$T$20]*[.D21]+[.E21]*[.$U$20]+[.$V$20]*[.F21]+[.F22]*[.$V$21]+[.$U$21]*[.E22]+[.D22]*[.$T$21]+[.$T$22]*[.D23]+[.E23]*[.$U$22]+[.$V$22]*[.F23]" office:value-type="float" office:value="3" calcext:value-type="float">
            <text:p>3</text:p>
          </table:table-cell>
          <table:table-cell table:style-name="ce1" table:number-columns-repeated="6"/>
          <table:table-cell table:number-columns-repeated="982"/>
        </table:table-row>
        <table:table-row table:style-name="ro1">
          <table:table-cell table:style-name="ce1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998"/>
        </table:table-row>
        <table:table-row table:style-name="ro1" table:number-rows-repeated="977">
          <table:table-cell table:style-name="ce1" table:number-columns-repeated="18"/>
          <table:table-cell table:number-columns-repeated="998"/>
        </table:table-row>
        <table:table-row table:style-name="ro2" table:number-rows-repeated="1047575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Pooling" table:style-name="ta6">
        <office:forms form:automatic-focus="false" form:apply-design-mode="false"/>
        <table:table-column table:style-name="co4" table:default-cell-style-name="Default"/>
        <table:table-column table:style-name="co5" table:number-columns-repeated="13" table:default-cell-style-name="Default"/>
        <table:table-row table:style-name="ro3" table:number-rows-repeated="3">
          <table:table-cell table:number-columns-repeated="14"/>
        </table:table-row>
        <table:table-row table:style-name="ro4">
          <table:table-cell/>
          <table:table-cell table:style-name="ce92" office:value-type="string" calcext:value-type="string">
            <text:p>keras.layers.MaxPooling2D(pool_size=(2, 2), strides=None, padding='valid', data_format=None)</text:p>
          </table:table-cell>
          <table:table-cell table:number-columns-repeated="12"/>
        </table:table-row>
        <table:table-row table:style-name="ro3" table:number-rows-repeated="2">
          <table:table-cell table:number-columns-repeated="14"/>
        </table:table-row>
        <table:table-row table:style-name="ro3">
          <table:table-cell/>
          <table:table-cell office:value-type="string" calcext:value-type="string">
            <text:p>Strides = None &lt;=&gt; Strides = pool_size</text:p>
          </table:table-cell>
          <table:table-cell table:number-columns-repeated="12"/>
        </table:table-row>
        <table:table-row table:style-name="ro3" table:number-rows-repeated="3">
          <table:table-cell table:number-columns-repeated="14"/>
        </table:table-row>
        <table:table-row table:style-name="ro4">
          <table:table-cell/>
          <table:table-cell table:style-name="ce93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style-name="ce93"/>
          <table:table-cell/>
          <table:table-cell table:style-name="ce88" table:formula="of:=MAX([.B11:.C12])" office:value-type="float" office:value="4" calcext:value-type="float">
            <text:p>4</text:p>
          </table:table-cell>
          <table:table-cell table:style-name="ce88"/>
          <table:table-cell table:style-name="ce88" table:formula="of:=MAX([.D11:.E12])" office:value-type="float" office:value="3" calcext:value-type="float">
            <text:p>3</text:p>
          </table:table-cell>
          <table:table-cell table:style-name="ce88"/>
          <table:table-cell table:style-name="ce88" table:formula="of:=MAX([.F11:.G12])" office:value-type="float" office:value="2" calcext:value-type="float">
            <text:p>2</text:p>
          </table:table-cell>
        </table:table-row>
        <table:table-row table:style-name="ro4">
          <table:table-cell/>
          <table:table-cell table:style-name="ce93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/>
          <table:table-cell table:style-name="ce88" table:number-columns-repeated="5"/>
        </table:table-row>
        <table:table-row table:style-name="ro4">
          <table:table-cell/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/>
          <table:table-cell table:style-name="ce88" table:formula="of:=MAX([.B13:.C14])" office:value-type="float" office:value="5" calcext:value-type="float">
            <text:p>5</text:p>
          </table:table-cell>
          <table:table-cell table:style-name="ce88"/>
          <table:table-cell table:style-name="ce88" table:formula="of:=MAX([.D13:.E14])" office:value-type="float" office:value="3" calcext:value-type="float">
            <text:p>3</text:p>
          </table:table-cell>
          <table:table-cell table:style-name="ce88"/>
          <table:table-cell table:style-name="ce88" table:formula="of:=MAX([.F13:.G14])" office:value-type="float" office:value="6" calcext:value-type="float">
            <text:p>6</text:p>
          </table:table-cell>
        </table:table-row>
        <table:table-row table:style-name="ro4">
          <table:table-cell/>
          <table:table-cell table:style-name="ce93" office:value-type="float" office:value="5" calcext:value-type="float"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6" calcext:value-type="float">
            <text:p>6</text:p>
          </table:table-cell>
          <table:table-cell table:style-name="ce93"/>
          <table:table-cell/>
          <table:table-cell table:style-name="ce88" table:number-columns-repeated="5"/>
        </table:table-row>
        <table:table-row table:style-name="ro4">
          <table:table-cell/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/>
          <table:table-cell table:style-name="ce88" table:formula="of:=MAX([.B15:.C16])" office:value-type="float" office:value="2" calcext:value-type="float">
            <text:p>2</text:p>
          </table:table-cell>
          <table:table-cell table:style-name="ce88"/>
          <table:table-cell table:style-name="ce88" table:formula="of:=MAX([.D15:.E16])" office:value-type="float" office:value="2" calcext:value-type="float">
            <text:p>2</text:p>
          </table:table-cell>
          <table:table-cell table:style-name="ce88"/>
          <table:table-cell table:style-name="ce88" table:formula="of:=MAX([.F15:.G16])" office:value-type="float" office:value="4" calcext:value-type="float">
            <text:p>4</text:p>
          </table:table-cell>
        </table:table-row>
        <table:table-row table:style-name="ro4">
          <table:table-cell/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2" calcext:value-type="float">
            <text:p>2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3" calcext:value-type="float">
            <text:p>3</text:p>
          </table:table-cell>
          <table:table-cell table:style-name="ce93"/>
          <table:table-cell table:number-columns-repeated="6"/>
        </table:table-row>
        <table:table-row table:style-name="ro4">
          <table:table-cell/>
          <table:table-cell table:style-name="ce93" table:number-columns-repeated="7"/>
          <table:table-cell table:number-columns-repeated="6"/>
        </table:table-row>
        <table:table-row table:style-name="ro3">
          <table:table-cell/>
          <table:table-cell table:style-name="ce94" table:number-columns-repeated="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.00.0000</text:date>, <text:time style:data-style-name="N2" text:time-value="14:33:05.730061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D" style:display-name="PageStyle_2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_20_Padding" style:display-name="PageStyle_2D Pad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_20_Stride" style:display-name="PageStyle_2D Stri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_20_Dilation" style:display-name="PageStyle_2D Di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_20_Padding_2b_Stride_2b_Dilation" style:display-name="PageStyle_2D Padding+Stride+Di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D_20_Multi-Input" style:display-name="PageStyle_2D Multi-In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25T14:38:17.859211341</dc:date>
    <meta:editing-duration>PT31M28S</meta:editing-duration>
    <meta:editing-cycles>6</meta:editing-cycles>
    <meta:document-statistic meta:table-count="6" meta:cell-count="477" meta:object-count="0"/>
  </office:meta>
</office:document-meta>
</file>